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Aluno</text:span><text:span text:style-name="T1">: Ulysses Alexandre Alves<text:tab/><text:tab/><text:tab/><text:tab/></text:span><text:span text:style-name="T2">Data:</text:span><text:span text:style-name="T1"> 14/11/2013</text:span></text:p>
      <text:p text:style-name="P5"><text:span text:style-name="T2">Fase/Iteração:</text:span><text:span text:style-name="T1"> Sprint 6<text:tab/><text:tab/><text:tab/><text:tab/><text:tab/></text:span><text:span text:style-name="T2">Esforço Total:</text:span><text:span text:style-name="T1"> 4 horas</text:span></text:p>
      <text:p text:style-name="P4"/>
      <text:p text:style-name="P5"><text:span text:style-name="T2">Atividade: <text:s/>Front End, Reuniões e Treinamento Técnico</text:span><text:span text:style-name="T1"><text:tab/><text:tab/></text:span><text:span text:style-name="T2">Esforço: <text:s/>3 horas</text:span></text:p>
      <text:p text:style-name="P4">Descrição: Discutindo com a equipe sobre a estrutura do projeto, quais tecnologias estão sendo usadas e como eu devo atuar para adicionar código ao sistema e dar manutenção em código já existente. Nessa reunião foi atribuído a mim que estudasse as tecnologias VRaptor e Bootstrap, as quais estão sendo utilizadas para o desenvolvimento da interface (front end) do site.</text:p>
      <text:p text:style-name="P4">Equipe: Guilherme, Claudio, Danillo e Uly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6</meta:editing-cycles>
    <dc:date>2013-11-14T21:35:58</dc:date>
    <meta:editing-duration>PT27S</meta:editing-duration>
    <meta:document-statistic meta:table-count="0" meta:image-count="0" meta:object-count="0" meta:page-count="1" meta:paragraph-count="8" meta:word-count="105" meta:character-count="699" meta:non-whitespace-character-count="592"/>
  </office:meta>
</office:document-meta>
</file>